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7E0000010676E0F922D3548073.gif" manifest:media-type="image/gif"/>
  <manifest:file-entry manifest:full-path="Pictures/100002010000046E00000197AD4ECF0A5989520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334cm" fo:min-width="2.648cm" fo:padding-top="0.142cm" fo:padding-bottom="0.142cm" fo:padding-left="0.267cm" fo:padding-right="0.267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856cm" fo:min-width="2.3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65cm" fo:min-width="2.3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756cm" fo:min-width="3.9cm"/>
    </style:style>
    <style:style style:name="gr5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7.09cm" fo:min-width="17.29cm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4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9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94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none" draw:fill-color="#2a5153" draw:textarea-horizontal-align="justify" draw:textarea-vertical-align="middle" draw:auto-grow-height="false" fo:min-height="0.924cm" fo:min-width="2.174cm"/>
    </style:style>
    <style:style style:name="gr16" style:family="graphic" style:parent-style-name="standard">
      <style:graphic-properties draw:stroke="none" draw:fill-color="#2a5153" draw:textarea-horizontal-align="justify" draw:textarea-vertical-align="middle" draw:auto-grow-height="false" fo:min-height="0.924cm" fo:min-width="2.742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106cm" svg:stroke-color="#ed1c24" draw:marker-start-width="0.358cm" draw:marker-end-width="0.358cm" draw:fill="none" draw:textarea-horizontal-align="justify" draw:textarea-vertical-align="middle" draw:auto-grow-height="false" fo:min-height="6.062cm" fo:min-width="2.418cm" fo:padding-top="0.177cm" fo:padding-bottom="0.177cm" fo:padding-left="0.302cm" fo:padding-right="0.30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9cm"/>
    </style:style>
    <style:style style:name="gr21" style:family="graphic" style:parent-style-name="standard">
      <style:graphic-properties draw:stroke="none" draw:fill-color="#cccccc" draw:textarea-horizontal-align="justify" draw:textarea-vertical-align="middle" draw:auto-grow-height="false" fo:min-height="2.05cm" fo:min-width="4.6cm"/>
    </style:style>
    <style:style style:name="gr22" style:family="graphic" style:parent-style-name="standard">
      <style:graphic-properties draw:stroke="none" draw:fill-color="#cccccc" draw:textarea-horizontal-align="justify" draw:textarea-vertical-align="middle" draw:auto-grow-height="false" fo:min-height="0.174cm" fo:min-width="3.036cm"/>
    </style:style>
    <style:style style:name="gr23" style:family="graphic" style:parent-style-name="standard">
      <style:graphic-properties draw:stroke="none" draw:fill-color="#cccccc" draw:textarea-horizontal-align="justify" draw:textarea-vertical-align="middle" draw:auto-grow-height="false" fo:min-height="0.174cm" fo:min-width="0.844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text-properties fo:color="#000000" fo:font-size="18pt" fo:font-style="normal" fo:font-weight="normal" style:font-style-asian="normal" style:font-weight-asian="normal" style:font-style-complex="normal" style:font-weight-complex="normal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2a5153"/>
      <style:paragraph-properties fo:text-align="center"/>
    </style:style>
    <style:style style:name="P8" style:family="paragraph">
      <loext:graphic-properties draw:fill="none" draw:fill-color="#ffffff"/>
      <style:text-properties fo:color="#ffffff" fo:font-size="18pt" fo:font-weight="bold" style:font-weight-asian="bold" style:font-weight-complex="bold"/>
    </style:style>
    <style:style style:name="P9" style:family="paragraph">
      <style:text-properties fo:color="#000000" fo:font-weight="normal" style:font-weight-asian="normal" style:font-weight-complex="normal"/>
    </style:style>
    <style:style style:name="P10" style:family="paragraph">
      <loext:graphic-properties draw:fill="none" draw:fill-color="#ffffff"/>
      <style:text-properties fo:color="#000000" fo:font-size="18pt" fo:font-weight="normal" style:font-weight-asian="normal" style:font-weight-complex="normal"/>
    </style:style>
    <style:style style:name="P11" style:family="paragraph">
      <style:text-properties fo:color="#ffffff"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loext:graphic-properties draw:fill-color="#cccccc"/>
      <style:paragraph-properties fo:text-align="center"/>
    </style:style>
    <style:style style:name="T1" style:family="text">
      <style:text-properties fo:color="#000000" fo:font-size="18pt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ize="18pt"/>
    </style:style>
    <style:style style:name="T3" style:family="text">
      <style:text-properties fo:color="#ffffff" fo:font-size="18pt" fo:font-weight="bold" style:font-weight-asian="bold" style:font-weight-complex="bold"/>
    </style:style>
    <style:style style:name="T4" style:family="text">
      <style:text-properties fo:color="#000000" fo:font-size="18pt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5cm" svg:height="3.7cm" svg:x="12.65cm" svg:y="8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8cm" svg:height="1.106cm" svg:x="15.05cm" svg:y="9.0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8cm" svg:height="0.9cm" svg:x="13.95cm" svg:y="11.8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cm" svg:height="1.006cm" svg:x="11.05cm" svg:y="10.0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8.7cm" svg:height="8.25cm" svg:x="4.15cm" svg:y="6.3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3cm" svg:height="1.673cm" svg:x="4.75cm" svg:y="10.018cm">
          <draw:text-box>
            <text:p><text:span text:style-name="T1">Importa</text:span></text:p>
          </draw:text-box>
        </draw:frame>
        <draw:frame draw:style-name="gr7" draw:text-style-name="P4" draw:layer="layout" svg:width="3.042cm" svg:height="0.962cm" svg:x="8.251cm" svg:y="10.018cm">
          <draw:text-box>
            <text:p><text:span text:style-name="T2">Ordina</text:span></text:p>
          </draw:text-box>
        </draw:frame>
        <draw:frame draw:style-name="gr8" draw:text-style-name="P4" draw:layer="layout" svg:width="3.368cm" svg:height="1.604cm" svg:x="11.352cm" svg:y="10.018cm">
          <draw:text-box>
            <text:p><text:span text:style-name="T2">Trasforma</text:span></text:p>
          </draw:text-box>
        </draw:frame>
        <draw:frame draw:style-name="gr9" draw:text-style-name="P4" draw:layer="layout" svg:width="4.291cm" svg:height="0.962cm" svg:x="14.752cm" svg:y="9.018cm">
          <draw:text-box>
            <text:p><text:span text:style-name="T2">Visualizza</text:span></text:p>
          </draw:text-box>
        </draw:frame>
        <draw:frame draw:style-name="gr10" draw:text-style-name="P4" draw:layer="layout" svg:width="4.494cm" svg:height="0.962cm" svg:x="13.852cm" svg:y="11.718cm">
          <draw:text-box>
            <text:p><text:span text:style-name="T2">Modellizza</text:span></text:p>
          </draw:text-box>
        </draw:frame>
        <draw:custom-shape draw:style-name="gr11" draw:text-style-name="P5" draw:layer="layout" svg:width="0.2cm" svg:height="0.2cm" draw:transform="rotate (0.163886416762268) translate (12.65cm 10.97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5" draw:layer="layout" svg:width="0.2cm" svg:height="0.2cm" draw:transform="rotate (1.03044239037745) translate (16.35cm 11.822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5" draw:layer="layout" svg:width="0.201cm" svg:height="0.2cm" draw:transform="skewX (-0.00506145483078349) rotate (-0.679456677801393) translate (16.295cm 8.873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2" draw:text-style-name="P1" draw:layer="layout" svg:x1="7.55cm" svg:y1="10.499cm" svg:x2="8.151cm" svg:y2="10.499cm">
            <text:p/>
          </draw:line>
          <draw:custom-shape draw:style-name="gr13" draw:text-style-name="P5" draw:layer="layout" svg:width="0.201cm" svg:height="0.2cm" draw:transform="rotate (-1.5707963267949) translate (8.252cm 10.39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2" draw:text-style-name="P1" draw:layer="layout" svg:x1="10.65cm" svg:y1="10.5cm" svg:x2="11.251cm" svg:y2="10.5cm">
            <text:p/>
          </draw:line>
          <draw:custom-shape draw:style-name="gr13" draw:text-style-name="P5" draw:layer="layout" svg:width="0.201cm" svg:height="0.2cm" draw:transform="rotate (-1.5707963267949) translate (11.352cm 10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2" draw:text-style-name="P1" draw:layer="layout" svg:x1="17.85cm" svg:y1="10.501cm" svg:x2="18.451cm" svg:y2="10.501cm">
            <text:p/>
          </draw:line>
          <draw:custom-shape draw:style-name="gr13" draw:text-style-name="P5" draw:layer="layout" svg:width="0.201cm" svg:height="0.2cm" draw:transform="rotate (-1.5707963267949) translate (18.552cm 10.40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4" draw:layer="layout" svg:width="4.9cm" svg:height="1.673cm" svg:x="18.95cm" svg:y="10.018cm">
          <draw:text-box>
            <text:p><text:span text:style-name="T2">Comunica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>
          <draw:custom-shape draw:style-name="gr1" draw:text-style-name="P1" draw:layer="layout" svg:width="4.5cm" svg:height="3.7cm" svg:x="12.65cm" svg:y="8.6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2.8cm" svg:height="1.106cm" svg:x="15.05cm" svg:y="9.0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8cm" svg:height="0.9cm" svg:x="13.95cm" svg:y="11.82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4.4cm" svg:height="1.006cm" svg:x="11.05cm" svg:y="10.01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8.7cm" svg:height="8.25cm" svg:x="4.15cm" svg:y="6.3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7" draw:layer="layout" svg:width="2.8cm" svg:height="1.3cm" svg:x="4.75cm" svg:y="9.8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8" draw:layer="layout" svg:width="3cm" svg:height="1.673cm" svg:x="4.75cm" svg:y="10.018cm">
            <draw:text-box>
              <text:p><text:span text:style-name="T3">Importa</text:span></text:p>
            </draw:text-box>
          </draw:frame>
          <draw:frame draw:style-name="gr7" draw:text-style-name="P4" draw:layer="layout" svg:width="3.042cm" svg:height="0.962cm" svg:x="8.251cm" svg:y="10.018cm">
            <draw:text-box>
              <text:p><text:span text:style-name="T2">Ordina</text:span></text:p>
            </draw:text-box>
          </draw:frame>
          <draw:frame draw:style-name="gr8" draw:text-style-name="P4" draw:layer="layout" svg:width="3.368cm" svg:height="1.604cm" svg:x="11.352cm" svg:y="10.018cm">
            <draw:text-box>
              <text:p><text:span text:style-name="T2">Trasforma</text:span></text:p>
            </draw:text-box>
          </draw:frame>
          <draw:frame draw:style-name="gr9" draw:text-style-name="P4" draw:layer="layout" svg:width="4.291cm" svg:height="0.962cm" svg:x="14.752cm" svg:y="9.018cm">
            <draw:text-box>
              <text:p><text:span text:style-name="T2">Visualizza</text:span></text:p>
            </draw:text-box>
          </draw:frame>
          <draw:frame draw:style-name="gr10" draw:text-style-name="P4" draw:layer="layout" svg:width="4.494cm" svg:height="0.962cm" svg:x="13.852cm" svg:y="11.718cm">
            <draw:text-box>
              <text:p><text:span text:style-name="T2">Modellizza</text:span></text:p>
            </draw:text-box>
          </draw:frame>
          <draw:custom-shape draw:style-name="gr11" draw:text-style-name="P5" draw:layer="layout" svg:width="0.2cm" svg:height="0.2cm" draw:transform="rotate (0.163886416762268) translate (12.65cm 10.97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" draw:text-style-name="P5" draw:layer="layout" svg:width="0.2cm" svg:height="0.2cm" draw:transform="rotate (1.03044239037745) translate (16.35cm 11.822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" draw:text-style-name="P5" draw:layer="layout" svg:width="0.201cm" svg:height="0.2cm" draw:transform="skewX (-0.00506145483078349) rotate (-0.679456677801393) translate (16.295cm 8.873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line draw:style-name="gr12" draw:text-style-name="P1" draw:layer="layout" svg:x1="7.55cm" svg:y1="10.499cm" svg:x2="8.151cm" svg:y2="10.499cm">
              <text:p/>
            </draw:line>
            <draw:custom-shape draw:style-name="gr13" draw:text-style-name="P5" draw:layer="layout" svg:width="0.201cm" svg:height="0.2cm" draw:transform="rotate (-1.5707963267949) translate (8.252cm 10.399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line draw:style-name="gr12" draw:text-style-name="P1" draw:layer="layout" svg:x1="10.65cm" svg:y1="10.5cm" svg:x2="11.251cm" svg:y2="10.5cm">
              <text:p/>
            </draw:line>
            <draw:custom-shape draw:style-name="gr13" draw:text-style-name="P5" draw:layer="layout" svg:width="0.201cm" svg:height="0.2cm" draw:transform="rotate (-1.5707963267949) translate (11.352cm 10.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line draw:style-name="gr12" draw:text-style-name="P1" draw:layer="layout" svg:x1="17.85cm" svg:y1="10.501cm" svg:x2="18.451cm" svg:y2="10.501cm">
              <text:p/>
            </draw:line>
            <draw:custom-shape draw:style-name="gr13" draw:text-style-name="P5" draw:layer="layout" svg:width="0.201cm" svg:height="0.2cm" draw:transform="rotate (-1.5707963267949) translate (18.552cm 10.40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6" draw:text-style-name="P4" draw:layer="layout" svg:width="4.9cm" svg:height="1.673cm" svg:x="18.95cm" svg:y="10.018cm">
            <draw:text-box>
              <text:p><text:span text:style-name="T2">Comunica</text:span></text:p>
            </draw:text-box>
          </draw:frame>
        </draw:g>
        <presentation:notes draw:style-name="dp2">
          <draw:page-thumbnail draw:style-name="gr14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4.5cm" svg:height="3.7cm" svg:x="12.65cm" svg:y="8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8cm" svg:height="1.106cm" svg:x="15.05cm" svg:y="9.0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8cm" svg:height="0.9cm" svg:x="13.95cm" svg:y="11.8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cm" svg:height="1.006cm" svg:x="11.05cm" svg:y="10.0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8.7cm" svg:height="8.25cm" svg:x="4.15cm" svg:y="6.3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draw:layer="layout" svg:width="3.368cm" svg:height="1.3cm" svg:x="11.352cm" svg:y="9.8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0" draw:layer="layout" svg:width="3cm" svg:height="1.673cm" svg:x="4.75cm" svg:y="10.018cm">
          <draw:text-box>
            <text:p text:style-name="P9"><text:span text:style-name="T4">Importa</text:span></text:p>
          </draw:text-box>
        </draw:frame>
        <draw:frame draw:style-name="gr7" draw:text-style-name="P4" draw:layer="layout" svg:width="3.042cm" svg:height="0.962cm" svg:x="8.251cm" svg:y="10.018cm">
          <draw:text-box>
            <text:p><text:span text:style-name="T2">Ordina</text:span></text:p>
          </draw:text-box>
        </draw:frame>
        <draw:frame draw:style-name="gr6" draw:text-style-name="P8" draw:layer="layout" svg:width="3.648cm" svg:height="1.673cm" svg:x="11.2cm" svg:y="10.018cm">
          <draw:text-box>
            <text:p text:style-name="P11"><text:span text:style-name="T3">Trasforma</text:span></text:p>
          </draw:text-box>
        </draw:frame>
        <draw:frame draw:style-name="gr9" draw:text-style-name="P4" draw:layer="layout" svg:width="4.291cm" svg:height="0.962cm" svg:x="14.752cm" svg:y="9.018cm">
          <draw:text-box>
            <text:p><text:span text:style-name="T2">Visualizza</text:span></text:p>
          </draw:text-box>
        </draw:frame>
        <draw:frame draw:style-name="gr10" draw:text-style-name="P4" draw:layer="layout" svg:width="4.494cm" svg:height="0.962cm" svg:x="13.852cm" svg:y="11.718cm">
          <draw:text-box>
            <text:p><text:span text:style-name="T2">Modellizza</text:span></text:p>
          </draw:text-box>
        </draw:frame>
        <draw:custom-shape draw:style-name="gr11" draw:text-style-name="P5" draw:layer="layout" svg:width="0.2cm" svg:height="0.2cm" draw:transform="rotate (0.163886416762268) translate (12.65cm 10.97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5" draw:layer="layout" svg:width="0.2cm" svg:height="0.2cm" draw:transform="rotate (1.03044239037745) translate (16.35cm 11.822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5" draw:layer="layout" svg:width="0.201cm" svg:height="0.2cm" draw:transform="skewX (-0.00506145483078349) rotate (-0.679456677801393) translate (16.295cm 8.873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2" draw:text-style-name="P1" draw:layer="layout" svg:x1="7.55cm" svg:y1="10.499cm" svg:x2="8.151cm" svg:y2="10.499cm">
            <text:p/>
          </draw:line>
          <draw:custom-shape draw:style-name="gr13" draw:text-style-name="P5" draw:layer="layout" svg:width="0.201cm" svg:height="0.2cm" draw:transform="rotate (-1.5707963267949) translate (8.252cm 10.39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2" draw:text-style-name="P1" draw:layer="layout" svg:x1="10.65cm" svg:y1="10.5cm" svg:x2="11.251cm" svg:y2="10.5cm">
            <text:p/>
          </draw:line>
          <draw:custom-shape draw:style-name="gr13" draw:text-style-name="P5" draw:layer="layout" svg:width="0.201cm" svg:height="0.2cm" draw:transform="rotate (-1.5707963267949) translate (11.352cm 10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2" draw:text-style-name="P1" draw:layer="layout" svg:x1="17.85cm" svg:y1="10.501cm" svg:x2="18.451cm" svg:y2="10.501cm">
            <text:p/>
          </draw:line>
          <draw:custom-shape draw:style-name="gr13" draw:text-style-name="P5" draw:layer="layout" svg:width="0.201cm" svg:height="0.2cm" draw:transform="rotate (-1.5707963267949) translate (18.552cm 10.40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4" draw:layer="layout" svg:width="4.9cm" svg:height="1.673cm" svg:x="18.95cm" svg:y="10.018cm">
          <draw:text-box>
            <text:p><text:span text:style-name="T2">Comunica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4.5cm" svg:height="3.7cm" svg:x="12.65cm" svg:y="8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8cm" svg:height="1.106cm" svg:x="15.05cm" svg:y="9.0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8cm" svg:height="0.9cm" svg:x="13.95cm" svg:y="11.8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cm" svg:height="1.006cm" svg:x="11.05cm" svg:y="10.0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8.7cm" svg:height="8.25cm" svg:x="4.15cm" svg:y="6.3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draw:layer="layout" svg:width="3.368cm" svg:height="1.3cm" svg:x="11.352cm" svg:y="9.8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0" draw:layer="layout" svg:width="3cm" svg:height="1.673cm" svg:x="4.75cm" svg:y="10.018cm">
          <draw:text-box>
            <text:p text:style-name="P9"><text:span text:style-name="T4">Importa</text:span></text:p>
          </draw:text-box>
        </draw:frame>
        <draw:frame draw:style-name="gr7" draw:text-style-name="P4" draw:layer="layout" svg:width="3.042cm" svg:height="0.962cm" svg:x="8.251cm" svg:y="10.018cm">
          <draw:text-box>
            <text:p><text:span text:style-name="T2">Ordina</text:span></text:p>
          </draw:text-box>
        </draw:frame>
        <draw:frame draw:style-name="gr6" draw:text-style-name="P8" draw:layer="layout" svg:width="3.648cm" svg:height="1.673cm" svg:x="11.2cm" svg:y="10.018cm">
          <draw:text-box>
            <text:p text:style-name="P11"><text:span text:style-name="T3">Trasforma</text:span></text:p>
          </draw:text-box>
        </draw:frame>
        <draw:custom-shape draw:style-name="gr16" draw:text-style-name="P7" draw:layer="layout" svg:width="3.368cm" svg:height="1.3cm" svg:x="14.753cm" svg:y="8.8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8" draw:layer="layout" svg:width="4.291cm" svg:height="0.962cm" svg:x="14.752cm" svg:y="9.018cm">
          <draw:text-box>
            <text:p text:style-name="P11"><text:span text:style-name="T3">Visualiz</text:span><text:span text:style-name="T3">za</text:span></text:p>
          </draw:text-box>
        </draw:frame>
        <draw:frame draw:style-name="gr10" draw:text-style-name="P4" draw:layer="layout" svg:width="4.494cm" svg:height="0.962cm" svg:x="13.852cm" svg:y="11.718cm">
          <draw:text-box>
            <text:p><text:span text:style-name="T2">Modellizza</text:span></text:p>
          </draw:text-box>
        </draw:frame>
        <draw:custom-shape draw:style-name="gr11" draw:text-style-name="P5" draw:layer="layout" svg:width="0.2cm" svg:height="0.2cm" draw:transform="rotate (0.163886416762268) translate (12.65cm 10.97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5" draw:layer="layout" svg:width="0.2cm" svg:height="0.2cm" draw:transform="rotate (1.03044239037745) translate (16.35cm 11.822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5" draw:layer="layout" svg:width="0.201cm" svg:height="0.2cm" draw:transform="skewX (-0.00506145483078349) rotate (-0.679456677801393) translate (16.295cm 8.873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2" draw:text-style-name="P1" draw:layer="layout" svg:x1="7.55cm" svg:y1="10.499cm" svg:x2="8.151cm" svg:y2="10.499cm">
            <text:p/>
          </draw:line>
          <draw:custom-shape draw:style-name="gr13" draw:text-style-name="P5" draw:layer="layout" svg:width="0.201cm" svg:height="0.2cm" draw:transform="rotate (-1.5707963267949) translate (8.252cm 10.39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2" draw:text-style-name="P1" draw:layer="layout" svg:x1="10.65cm" svg:y1="10.5cm" svg:x2="11.251cm" svg:y2="10.5cm">
            <text:p/>
          </draw:line>
          <draw:custom-shape draw:style-name="gr13" draw:text-style-name="P5" draw:layer="layout" svg:width="0.201cm" svg:height="0.2cm" draw:transform="rotate (-1.5707963267949) translate (11.352cm 10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2" draw:text-style-name="P1" draw:layer="layout" svg:x1="17.85cm" svg:y1="10.501cm" svg:x2="18.451cm" svg:y2="10.501cm">
            <text:p/>
          </draw:line>
          <draw:custom-shape draw:style-name="gr13" draw:text-style-name="P5" draw:layer="layout" svg:width="0.201cm" svg:height="0.2cm" draw:transform="rotate (-1.5707963267949) translate (18.552cm 10.40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4" draw:layer="layout" svg:width="4.9cm" svg:height="1.673cm" svg:x="18.95cm" svg:y="10.018cm">
          <draw:text-box>
            <text:p><text:span text:style-name="T2">Comunica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7" draw:text-style-name="P1" draw:layer="layout" svg:width="23cm" svg:height="8.25cm" svg:x="2.5cm" svg:y="6.375cm">
          <draw:image xlink:href="Pictures/100002010000046E00000197AD4ECF0A59895209.png" xlink:type="simple" xlink:show="embed" xlink:actuate="onLoad">
            <text:p/>
          </draw:image>
        </draw:frame>
        <draw:custom-shape draw:style-name="gr18" draw:text-style-name="P1" draw:layer="layout" svg:width="4.2cm" svg:height="9cm" svg:x="7.1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4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7" draw:text-style-name="P1" draw:layer="layout" svg:width="10.106cm" svg:height="6.931cm" svg:x="9.012cm" svg:y="7.071cm">
          <draw:image xlink:href="Pictures/100000000000017E0000010676E0F922D3548073.gif" xlink:type="simple" xlink:show="embed" xlink:actuate="onLoad">
            <text:p/>
          </draw:image>
        </draw:frame>
        <draw:frame draw:style-name="gr19" draw:text-style-name="P12" draw:layer="layout" svg:width="2.06cm" svg:height="0.962cm" draw:transform="rotate (-1.0766936155553) translate (8.964cm 5.047cm)">
          <draw:text-box>
            <text:p><text:span text:style-name="T5">Input</text:span></text:p>
          </draw:text-box>
        </draw:frame>
        <draw:frame draw:style-name="gr20" draw:text-style-name="P12" draw:layer="layout" svg:width="2.589cm" svg:height="0.962cm" draw:transform="rotate (0.350636646725661) translate (18.856cm 9.365cm)">
          <draw:text-box>
            <text:p><text:span text:style-name="T5">Output</text:span></text:p>
          </draw:text-box>
        </draw:frame>
        <draw:custom-shape draw:style-name="gr21" draw:text-style-name="P13" draw:layer="layout" svg:width="5.1cm" svg:height="2.3cm" svg:x="11.3cm" svg:y="10.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5cm" svg:height="0.6cm" svg:x="11.4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1.9cm" svg:height="0.6cm" svg:x="14.4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4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7" draw:text-style-name="P1" draw:layer="layout" svg:width="10.106cm" svg:height="6.931cm" svg:x="9.012cm" svg:y="7.071cm">
          <draw:image xlink:href="Pictures/100000000000017E0000010676E0F922D3548073.gif" xlink:type="simple" xlink:show="embed" xlink:actuate="onLoad">
            <text:p/>
          </draw:image>
        </draw:frame>
        <draw:frame draw:style-name="gr19" draw:text-style-name="P12" draw:layer="layout" svg:width="2.06cm" svg:height="0.962cm" draw:transform="rotate (-1.0766936155553) translate (8.964cm 5.047cm)">
          <draw:text-box>
            <text:p><text:span text:style-name="T5">Input</text:span></text:p>
          </draw:text-box>
        </draw:frame>
        <draw:frame draw:style-name="gr20" draw:text-style-name="P12" draw:layer="layout" svg:width="2.589cm" svg:height="0.962cm" draw:transform="rotate (0.350636646725661) translate (18.856cm 9.365cm)">
          <draw:text-box>
            <text:p><text:span text:style-name="T5">Output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7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5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08T17:40:05.543164911</meta:creation-date>
    <dc:date>2021-03-09T20:28:15.487646011</dc:date>
    <meta:editing-duration>PT6H21M3S</meta:editing-duration>
    <meta:editing-cycles>7</meta:editing-cycles>
    <meta:generator>LibreOffice/6.0.7.3$Linux_X86_64 LibreOffice_project/00m0$Build-3</meta:generator>
    <meta:document-statistic meta:object-count="143"/>
  </office:meta>
</office:document-meta>
</file>